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3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15.04">
            <text:p>215,04</text:p>
          </table:table-cell>
          <table:table-cell table:style-name="ce2" office:value-type="float" office:value="37.67">
            <text:p>37,6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.32">
            <text:p>233,32</text:p>
          </table:table-cell>
          <table:table-cell table:style-name="ce2" office:value-type="float" office:value="37.71">
            <text:p>37,7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.54">
            <text:p>266,54</text:p>
          </table:table-cell>
          <table:table-cell table:style-name="ce2" office:value-type="float" office:value="37.77">
            <text:p>37,7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0.69">
            <text:p>270,69</text:p>
          </table:table-cell>
          <table:table-cell table:style-name="ce2" office:value-type="float" office:value="37.92">
            <text:p>37,9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2.06">
            <text:p>272,06</text:p>
          </table:table-cell>
          <table:table-cell table:style-name="ce2" office:value-type="float" office:value="40.19">
            <text:p>40,1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7.01">
            <text:p>287,01</text:p>
          </table:table-cell>
          <table:table-cell table:style-name="ce2" office:value-type="float" office:value="43.14">
            <text:p>43,1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9.71">
            <text:p>289,71</text:p>
          </table:table-cell>
          <table:table-cell table:style-name="ce2" office:value-type="float" office:value="43.2">
            <text:p>43,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0.36">
            <text:p>290,36</text:p>
          </table:table-cell>
          <table:table-cell table:style-name="ce2" office:value-type="float" office:value="43.22">
            <text:p>43,2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1.39">
            <text:p>291,39</text:p>
          </table:table-cell>
          <table:table-cell table:style-name="ce2" office:value-type="float" office:value="43.27">
            <text:p>43,2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291.61">
            <text:p>291,61</text:p>
          </table:table-cell>
          <table:table-cell table:style-name="ce3" office:value-type="float" office:value="43.38">
            <text:p>43,3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1.87">
            <text:p>111,87</text:p>
          </table:table-cell>
          <table:table-cell table:style-name="ce2" office:value-type="float" office:value="39.29">
            <text:p>39,29</text:p>
          </table:table-cell>
          <table:table-cell>
            <draw:frame table:end-cell-address="List1.K37" table:end-x="0.176cm" table:end-y="0.199cm" draw:z-index="0" draw:style-name="gr1" svg:width="15.575cm" svg:height="11.715cm" svg:x="0.408cm" svg:y="0.181cm">
              <draw:object draw:notify-on-update-of-ranges="List1.A33:List1.A33 List1.B1:List1.B10 List1.A34:List1.A34 List1.B11:List1.B20 List1.A35:List1.A35 List1.B21:List1.B30 List1.A36:List1.A36 List1.C1:List1.C10 List1.A37:List1.A37 List1.C11:List1.C20 List1.A38:List1.A38 List1.C21:List1.C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8.26">
            <text:p>128,26</text:p>
          </table:table-cell>
          <table:table-cell table:style-name="ce2" office:value-type="float" office:value="38.76">
            <text:p>38,7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8.72">
            <text:p>298,72</text:p>
          </table:table-cell>
          <table:table-cell table:style-name="ce2" office:value-type="float" office:value="38.98">
            <text:p>38,9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0.54">
            <text:p>300,54</text:p>
          </table:table-cell>
          <table:table-cell table:style-name="ce2" office:value-type="float" office:value="38.96">
            <text:p>38,9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4.71">
            <text:p>304,71</text:p>
          </table:table-cell>
          <table:table-cell table:style-name="ce2" office:value-type="float" office:value="40.52">
            <text:p>40,5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8.04">
            <text:p>288,04</text:p>
          </table:table-cell>
          <table:table-cell table:style-name="ce2" office:value-type="float" office:value="42.3">
            <text:p>42,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9.19">
            <text:p>349,19</text:p>
          </table:table-cell>
          <table:table-cell table:style-name="ce2" office:value-type="float" office:value="43.64">
            <text:p>43,6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1.71">
            <text:p>351,71</text:p>
          </table:table-cell>
          <table:table-cell table:style-name="ce2" office:value-type="float" office:value="43.68">
            <text:p>43,6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26.73">
            <text:p>426,73</text:p>
          </table:table-cell>
          <table:table-cell table:style-name="ce2" office:value-type="float" office:value="44.73">
            <text:p>44,7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4.84">
            <text:p>424,84</text:p>
          </table:table-cell>
          <table:table-cell table:style-name="ce2" office:value-type="float" office:value="44.93">
            <text:p>44,9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26.43">
            <text:p>426,43</text:p>
          </table:table-cell>
          <table:table-cell table:style-name="ce2" office:value-type="float" office:value="43.74">
            <text:p>43,7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92.35">
            <text:p>392,35</text:p>
          </table:table-cell>
          <table:table-cell table:style-name="ce2" office:value-type="float" office:value="43.03">
            <text:p>43,0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8.38">
            <text:p>208,38</text:p>
          </table:table-cell>
          <table:table-cell table:style-name="ce2" office:value-type="float" office:value="44.06">
            <text:p>44,0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2.72">
            <text:p>212,72</text:p>
          </table:table-cell>
          <table:table-cell table:style-name="ce2" office:value-type="float" office:value="44.3">
            <text:p>44,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9.94">
            <text:p>229,94</text:p>
          </table:table-cell>
          <table:table-cell table:style-name="ce2" office:value-type="float" office:value="38.36">
            <text:p>38,3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.29">
            <text:p>168,29</text:p>
          </table:table-cell>
          <table:table-cell table:style-name="ce2" office:value-type="float" office:value="37.65">
            <text:p>37,6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0.57">
            <text:p>240,57</text:p>
          </table:table-cell>
          <table:table-cell table:style-name="ce2" office:value-type="float" office:value="40.07">
            <text:p>40,0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4.56">
            <text:p>164,56</text:p>
          </table:table-cell>
          <table:table-cell table:style-name="ce2" office:value-type="float" office:value="38.98">
            <text:p>38,9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6.73">
            <text:p>166,73</text:p>
          </table:table-cell>
          <table:table-cell table:style-name="ce2" office:value-type="float" office:value="39.94">
            <text:p>39,9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8.55">
            <text:p>178,55</text:p>
          </table:table-cell>
          <table:table-cell table:style-name="ce2" office:value-type="float" office:value="40.15">
            <text:p>40,1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DB neoptim. – 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B neoptim. – 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B neoptim. – 3</text:p>
          </table:table-cell>
          <table:table-cell table:number-columns-repeated="3"/>
        </table:table-row>
        <table:table-row table:style-name="ro1">
          <table:table-cell office:value-type="string">
            <text:p>DB optim. – 1</text:p>
          </table:table-cell>
          <table:table-cell table:number-columns-repeated="3"/>
        </table:table-row>
        <table:table-row table:style-name="ro1">
          <table:table-cell office:value-type="string">
            <text:p>DB optim. – 2</text:p>
          </table:table-cell>
          <table:table-cell table:number-columns-repeated="3"/>
        </table:table-row>
        <table:table-row table:style-name="ro1">
          <table:table-cell office:value-type="string">
            <text:p>DB optim. – 3</text:p>
          </table:table-cell>
          <table:table-cell table:number-columns-repeated="3"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29.04.2012</text:date>, <text:time>18:28:4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Škrha</meta:initial-creator>
    <meta:creation-date>2012-04-28T23:22:12</meta:creation-date>
    <dc:date>2012-04-29T18:28:49</dc:date>
    <dc:creator>Jakub Škrha</dc:creator>
    <meta:editing-duration>PT03H49M39S</meta:editing-duration>
    <meta:editing-cycles>6</meta:editing-cycles>
    <meta:generator>OpenOffice.org/3.2$Linux OpenOffice.org_project/320m19$Build-9505</meta:generator>
    <meta:document-statistic meta:table-count="3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0" chart:maximum="45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576cm" svg:height="11.716cm" xlink:href=".." chart:class="chart:line" chart:style-name="ch1">
        <chart:legend chart:legend-position="end" svg:x="6.762cm" svg:y="0.786cm" chart:style-name="ch2"/>
        <chart:plot-area chart:style-name="ch3" table:cell-range-address="List1.A33:List1.A38 List1.B1:List1.C30" chart:data-source-has-labels="row" svg:x="0.206cm" svg:y="0.633cm" svg:width="15.249cm" svg:height="11cm">
          <chart:axis chart:dimension="x" chart:name="primary-x" chart:style-name="ch4">
            <chart:title svg:x="5.986cm" svg:y="11.296cm" chart:style-name="ch5">
              <text:p>Počet konkurentních uživatelů</text:p>
            </chart:title>
          </chart:axis>
          <chart:axis chart:dimension="y" chart:name="primary-y" chart:style-name="ch6">
            <chart:title svg:x="0.096cm" svg:y="6.099cm" chart:style-name="ch7">
              <text:p>t [s]</text:p>
            </chart:title>
            <chart:grid chart:style-name="ch8" chart:class="major"/>
          </chart:axis>
          <chart:series chart:style-name="ch9" chart:values-cell-range-address="List1.B1:List1.B10" chart:label-cell-address="List1.A33:List1.A33" chart:class="chart:line">
            <chart:data-point chart:repeated="10"/>
          </chart:series>
          <chart:series chart:style-name="ch10" chart:values-cell-range-address="List1.B11:List1.B20" chart:label-cell-address="List1.A34:List1.A34" chart:class="chart:line">
            <chart:data-point chart:repeated="10"/>
          </chart:series>
          <chart:series chart:style-name="ch11" chart:values-cell-range-address="List1.B21:List1.B30" chart:label-cell-address="List1.A35:List1.A35" chart:class="chart:line">
            <chart:data-point chart:repeated="10"/>
          </chart:series>
          <chart:series chart:style-name="ch12" chart:values-cell-range-address="List1.C1:List1.C10" chart:label-cell-address="List1.A36:List1.A36" chart:class="chart:line">
            <chart:data-point chart:repeated="10"/>
          </chart:series>
          <chart:series chart:style-name="ch13" chart:values-cell-range-address="List1.C11:List1.C20" chart:label-cell-address="List1.A37:List1.A37" chart:class="chart:line">
            <chart:data-point chart:repeated="10"/>
          </chart:series>
          <chart:series chart:style-name="ch14" chart:values-cell-range-address="List1.C21:List1.C30" chart:label-cell-address="List1.A38:List1.A38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1.A33:List1.A33">DB neoptim. – 1</text:p>
              </table:table-cell>
              <table:table-cell office:value-type="string">
                <text:p text:id="List1.A34:List1.A34">DB neoptim. – 2</text:p>
              </table:table-cell>
              <table:table-cell office:value-type="string">
                <text:p text:id="List1.A35:List1.A35">DB neoptim. – 3</text:p>
              </table:table-cell>
              <table:table-cell office:value-type="string">
                <text:p text:id="List1.A36:List1.A36">DB optim. – 1</text:p>
              </table:table-cell>
              <table:table-cell office:value-type="string">
                <text:p text:id="List1.A37:List1.A37">DB optim. – 2</text:p>
              </table:table-cell>
              <table:table-cell office:value-type="string">
                <text:p text:id="List1.A38:List1.A38">DB optim. –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5.04">
                <text:p text:id="List1.B1:List1.B10">215.04</text:p>
              </table:table-cell>
              <table:table-cell office:value-type="float" office:value="111.87">
                <text:p text:id="List1.B11:List1.B20">111.87</text:p>
              </table:table-cell>
              <table:table-cell office:value-type="float" office:value="426.43">
                <text:p text:id="List1.B21:List1.B30">426.43</text:p>
              </table:table-cell>
              <table:table-cell office:value-type="float" office:value="37.67">
                <text:p text:id="List1.C1:List1.C10">37.67</text:p>
              </table:table-cell>
              <table:table-cell office:value-type="float" office:value="39.29">
                <text:p text:id="List1.C11:List1.C20">39.29</text:p>
              </table:table-cell>
              <table:table-cell office:value-type="float" office:value="43.74">
                <text:p text:id="List1.C21:List1.C30">43.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3.32">
                <text:p>233.32</text:p>
              </table:table-cell>
              <table:table-cell office:value-type="float" office:value="128.26">
                <text:p>128.26</text:p>
              </table:table-cell>
              <table:table-cell office:value-type="float" office:value="392.35">
                <text:p>392.35</text:p>
              </table:table-cell>
              <table:table-cell office:value-type="float" office:value="37.71">
                <text:p>37.71</text:p>
              </table:table-cell>
              <table:table-cell office:value-type="float" office:value="38.76">
                <text:p>38.76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6.54">
                <text:p>266.54</text:p>
              </table:table-cell>
              <table:table-cell office:value-type="float" office:value="298.72">
                <text:p>298.72</text:p>
              </table:table-cell>
              <table:table-cell office:value-type="float" office:value="208.38">
                <text:p>208.38</text:p>
              </table:table-cell>
              <table:table-cell office:value-type="float" office:value="37.77">
                <text:p>37.77</text:p>
              </table:table-cell>
              <table:table-cell office:value-type="float" office:value="38.98">
                <text:p>38.98</text:p>
              </table:table-cell>
              <table:table-cell office:value-type="float" office:value="44.06">
                <text:p>44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.69">
                <text:p>270.69</text:p>
              </table:table-cell>
              <table:table-cell office:value-type="float" office:value="300.54">
                <text:p>300.54</text:p>
              </table:table-cell>
              <table:table-cell office:value-type="float" office:value="212.72">
                <text:p>212.72</text:p>
              </table:table-cell>
              <table:table-cell office:value-type="float" office:value="37.92">
                <text:p>37.92</text:p>
              </table:table-cell>
              <table:table-cell office:value-type="float" office:value="38.96">
                <text:p>38.96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2.06">
                <text:p>272.06</text:p>
              </table:table-cell>
              <table:table-cell office:value-type="float" office:value="304.71">
                <text:p>304.71</text:p>
              </table:table-cell>
              <table:table-cell office:value-type="float" office:value="229.94">
                <text:p>229.94</text:p>
              </table:table-cell>
              <table:table-cell office:value-type="float" office:value="40.19">
                <text:p>40.19</text:p>
              </table:table-cell>
              <table:table-cell office:value-type="float" office:value="40.52">
                <text:p>40.52</text:p>
              </table:table-cell>
              <table:table-cell office:value-type="float" office:value="38.36">
                <text:p>38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7.01">
                <text:p>287.01</text:p>
              </table:table-cell>
              <table:table-cell office:value-type="float" office:value="288.04">
                <text:p>288.04</text:p>
              </table:table-cell>
              <table:table-cell office:value-type="float" office:value="168.29">
                <text:p>168.29</text:p>
              </table:table-cell>
              <table:table-cell office:value-type="float" office:value="43.14">
                <text:p>43.14</text:p>
              </table:table-cell>
              <table:table-cell office:value-type="float" office:value="42.3">
                <text:p>42.3</text:p>
              </table:table-cell>
              <table:table-cell office:value-type="float" office:value="37.65">
                <text:p>37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.71">
                <text:p>289.71</text:p>
              </table:table-cell>
              <table:table-cell office:value-type="float" office:value="349.19">
                <text:p>349.19</text:p>
              </table:table-cell>
              <table:table-cell office:value-type="float" office:value="240.57">
                <text:p>240.57</text:p>
              </table:table-cell>
              <table:table-cell office:value-type="float" office:value="43.2">
                <text:p>43.2</text:p>
              </table:table-cell>
              <table:table-cell office:value-type="float" office:value="43.64">
                <text:p>43.64</text:p>
              </table:table-cell>
              <table:table-cell office:value-type="float" office:value="40.07">
                <text:p>40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.36">
                <text:p>290.36</text:p>
              </table:table-cell>
              <table:table-cell office:value-type="float" office:value="351.71">
                <text:p>351.71</text:p>
              </table:table-cell>
              <table:table-cell office:value-type="float" office:value="164.56">
                <text:p>164.56</text:p>
              </table:table-cell>
              <table:table-cell office:value-type="float" office:value="43.22">
                <text:p>43.22</text:p>
              </table:table-cell>
              <table:table-cell office:value-type="float" office:value="43.68">
                <text:p>43.68</text:p>
              </table:table-cell>
              <table:table-cell office:value-type="float" office:value="38.98">
                <text:p>38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1.39">
                <text:p>291.39</text:p>
              </table:table-cell>
              <table:table-cell office:value-type="float" office:value="426.73">
                <text:p>426.73</text:p>
              </table:table-cell>
              <table:table-cell office:value-type="float" office:value="166.73">
                <text:p>166.73</text:p>
              </table:table-cell>
              <table:table-cell office:value-type="float" office:value="43.27">
                <text:p>43.27</text:p>
              </table:table-cell>
              <table:table-cell office:value-type="float" office:value="44.73">
                <text:p>44.73</text:p>
              </table:table-cell>
              <table:table-cell office:value-type="float" office:value="39.94">
                <text:p>39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1.61">
                <text:p>291.61</text:p>
              </table:table-cell>
              <table:table-cell office:value-type="float" office:value="424.84">
                <text:p>424.84</text:p>
              </table:table-cell>
              <table:table-cell office:value-type="float" office:value="178.55">
                <text:p>178.55</text:p>
              </table:table-cell>
              <table:table-cell office:value-type="float" office:value="43.38">
                <text:p>43.38</text:p>
              </table:table-cell>
              <table:table-cell office:value-type="float" office:value="44.93">
                <text:p>44.93</text:p>
              </table:table-cell>
              <table:table-cell office:value-type="float" office:value="40.15">
                <text:p>40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